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2010000034B0000010055DB50A67623581E.png" manifest:media-type="image/png"/>
  <manifest:file-entry manifest:full-path="Pictures/1000000000000CEC000009B16D3849F3A43CBBBC.png" manifest:media-type="image/png"/>
  <manifest:file-entry manifest:full-path="Pictures/10002A01000045BE000017054099D5F9E4B91382.svg" manifest:media-type="image/svg+xml"/>
  <manifest:file-entry manifest:full-path="Pictures/1000068800009698000054ABBAE8AB1092C97E1C.svg" manifest:media-type="image/svg+xml"/>
  <manifest:file-entry manifest:full-path="Pictures/10000201000003AF0000021234C60E70A217DE94.png" manifest:media-type="image/png"/>
  <manifest:file-entry manifest:full-path="Pictures/1000000000000210000001B3C5D52E758B6097F7.png" manifest:media-type="image/png"/>
  <manifest:file-entry manifest:full-path="Pictures/100002010000034B00000116A0B78DAED180BEFD.png" manifest:media-type="image/png"/>
  <manifest:file-entry manifest:full-path="Pictures/1000020100000200000002000C43569EC03BBED5.png" manifest:media-type="image/png"/>
  <manifest:file-entry manifest:full-path="Pictures/1000472D000045BE0000152E450ACF93E6D95963.svg" manifest:media-type="image/svg+xml"/>
  <manifest:file-entry manifest:full-path="Pictures/1001414B00004A6A00002FBCA07FAE63954A48AF.svg" manifest:media-type="image/svg+xml"/>
  <manifest:file-entry manifest:full-path="Pictures/100002010000037300000236F7549EBAD791FD4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S UI Gothic" svg:font-family="'MS UI Gothic'" style:font-family-generic="modern" style:font-pitch="variable"/>
    <style:font-face style:name="Meiryo UI" svg:font-family="'Meiryo U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69cm" fo:min-width="10.717cm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AbstractGreen-subtitle">
      <style:graphic-properties draw:fill-color="#ffffff" draw:auto-grow-height="true" fo:min-height="12.179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80pt" style:font-size-asian="80pt" style:font-size-complex="8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eiryo UI" style:font-name-asian="Meiryo UI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Meiryo UI" fo:font-size="80pt" style:font-name-asian="Meiryo UI" style:font-size-asian="80pt" style:font-size-complex="8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Meiryo UI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Meiryo UI" fo:font-size="20pt" fo:font-weight="bold" style:font-name-asian="MS UI Gothic" style:font-size-asian="20pt" style:font-weight-asian="bold" style:font-size-complex="20pt" style:font-weight-complex="bold"/>
    </style:style>
    <style:style style:name="T5" style:family="text">
      <style:text-properties fo:color="#000000" fo:text-shadow="1pt 1pt"/>
    </style:style>
    <style:style style:name="T6" style:family="text">
      <style:text-properties style:font-name="Meiryo UI" style:font-name-asian="Meiryo UI"/>
    </style:style>
    <style:style style:name="T7" style:family="text">
      <style:text-properties style:font-name="Meiryo UI" style:text-underline-style="solid" style:text-underline-width="auto" style:text-underline-color="font-color" fo:font-weight="bold" style:font-name-asian="Meiryo UI" style:font-weight-asian="bold" style:font-weight-complex="bold"/>
    </style:style>
    <style:style style:name="T8" style:family="text">
      <style:text-properties style:font-name="Meiryo UI" style:text-underline-style="none" fo:font-weight="normal" style:font-name-asian="Meiryo UI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5.2cm" svg:height="12.179cm" svg:x="1.47cm" svg:y="3.81cm" presentation:class="subtitle" presentation:user-transformed="true">
          <draw:text-box>
            <text:p><text:span text:style-name="T1">Octave</text:span></text:p>
            <text:p><text:span text:style-name="T2">http://www.octave.org/</text:span></text:p>
          </draw:text-box>
        </draw:frame>
        <draw:frame draw:style-name="gr1" draw:text-style-name="P2" draw:layer="layout" svg:width="11.217cm" svg:height="4.729cm" svg:x="2.499cm" svg:y="14.224cm">
          <draw:text-box>
            <text:p><text:span text:style-name="T3">Daniel Sangorrin (</text:span><text:span text:style-name="T4">ダニエル</text:span><text:span text:style-name="T3">) </text:span></text:p>
            <text:p><text:s text:c="6"/></text:p>
            <text:p><text:s text:c="5"/>@daromart</text:p>
            <text:p><text:a xlink:href="http://sangorrin.github.com/" xlink:type="simple">http://sangorrin.github.com</text:a></text:p>
            <text:p><text:span text:style-name="T5"><text:a xlink:href="http://sangorrin.blogspot.com/" xlink:type="simple">http://sangorrin.blogspot.com</text:a></text:span></text:p>
            <text:p><text:span text:style-name="T5"/></text:p>
          </draw:text-box>
        </draw:frame>
        <draw:frame draw:style-name="gr2" draw:text-style-name="P3" draw:layer="layout" svg:width="0.862cm" svg:height="0.815cm" svg:x="2.694cm" svg:y="15.748cm">
          <draw:image xlink:href="Pictures/1000020100000200000002000C43569EC03BBED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5" draw:layer="layout" svg:width="20cm" svg:height="2cm" svg:x="1.4cm" svg:y="1.6cm" presentation:class="title">
          <draw:text-box>
            <text:p text:style-name="P5"><text:span text:style-name="T6">Octave</text:span><text:span text:style-name="T6">とは</text:span></text:p>
          </draw:text-box>
        </draw:frame>
        <draw:frame presentation:style-name="pr4" draw:text-style-name="P5" draw:layer="layout" svg:width="24.254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7">Matlab</text:span><text:span text:style-name="T8">®</text:span><text:span text:style-name="T8">言語のオープンソースバージョン</text:span></text:p>
                <text:list>
                  <text:list-item>
                    <text:p text:style-name="P5"><text:span text:style-name="T6">ドキュメンテーションが良い</text:span></text:p>
                  </text:list-item>
                  <text:list-item>
                    <text:p text:style-name="P5"><text:span text:style-name="T6">Python/Numpy</text:span><text:span text:style-name="T6">や</text:span><text:span text:style-name="T6">Lua/Torch</text:span><text:span text:style-name="T6">や</text:span><text:span text:style-name="T6">R</text:span><text:span text:style-name="T6">より使いやすい</text:span></text:p>
                  </text:list-item>
                </text:list>
              </text:list-item>
              <text:list-item>
                <text:p text:style-name="P5"><text:span text:style-name="T6">勉強や研究に適している</text:span></text:p>
                <text:list>
                  <text:list-item>
                    <text:p><text:span text:style-name="T6">数値解析、信号処理、バイオインフォマティクス、数学、機械学習、等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5" draw:layer="layout" svg:width="20cm" svg:height="2cm" svg:x="1.4cm" svg:y="1.6cm" presentation:class="title">
          <draw:text-box>
            <text:p text:style-name="P5"><text:span text:style-name="T6">新しい機能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list text:style-name="L3">
              <text:list-item>
                <text:p text:style-name="P5"><text:span text:style-name="T6">Octave 4.x</text:span></text:p>
                <text:list>
                  <text:list-item>
                    <text:p text:style-name="P5"><text:span text:style-name="T6">安定した</text:span><text:span text:style-name="T6">GUI</text:span></text:p>
                  </text:list-item>
                  <text:list-item>
                    <text:p text:style-name="P5"><text:span text:style-name="T6">Matlab</text:span><text:span text:style-name="T6">との互換性の向上</text:span></text:p>
                  </text:list-item>
                </text:list>
              </text:list-item>
              <text:list-item>
                <text:p text:style-name="P5"><text:span text:style-name="T6">クラウドで試せる</text:span></text:p>
                <text:list>
                  <text:list-item>
                    <text:p text:style-name="P5"><text:span text:style-name="T6">http://octave-online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例：連立方程式を解く</text:p>
          </draw:text-box>
        </draw:frame>
        <draw:frame draw:style-name="gr4" draw:text-style-name="P7" draw:layer="layout" svg:width="16.002cm" svg:height="13.184cm" svg:x="5.588cm" svg:y="4.826cm">
          <draw:image xlink:href="Pictures/1000000000000210000001B3C5D52E758B6097F7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<text:span text:style-name="T6">合成生物学：人工遺伝子回路</text:span></text:p>
          </draw:text-box>
        </draw:frame>
        <draw:frame draw:style-name="gr5" draw:text-style-name="P3" draw:layer="layout" svg:width="17.853cm" svg:height="5.421cm" svg:x="4.499cm" svg:y="4.935cm">
          <draw:image xlink:href="Pictures/1000472D000045BE0000152E450ACF93E6D95963.svg" xlink:type="simple" xlink:show="embed" xlink:actuate="onLoad">
            <text:p/>
          </draw:image>
          <draw:image xlink:href="Pictures/100002010000034B0000010055DB50A67623581E.png" xlink:type="simple" xlink:show="embed" xlink:actuate="onLoad"/>
        </draw:frame>
        <draw:frame draw:style-name="gr5" draw:text-style-name="P3" draw:layer="layout" svg:width="17.853cm" svg:height="5.892cm" svg:x="4.499cm" svg:y="10.864cm">
          <draw:image xlink:href="Pictures/10002A01000045BE000017054099D5F9E4B91382.svg" xlink:type="simple" xlink:show="embed" xlink:actuate="onLoad">
            <text:p/>
          </draw:image>
          <draw:image xlink:href="Pictures/100002010000034B00000116A0B78DAED180BEFD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5" draw:layer="layout" svg:width="20cm" svg:height="2cm" svg:x="1.4cm" svg:y="1.6cm" presentation:class="title" presentation:user-transformed="true">
          <draw:text-box>
            <text:p text:style-name="P5"><text:span text:style-name="T6">合成生物学： モデル</text:span><text:span text:style-name="T6">(</text:span><text:span text:style-name="T6">微分方程式</text:span><text:span text:style-name="T6">)</text:span></text:p>
          </draw:text-box>
        </draw:frame>
        <draw:frame draw:style-name="gr6" draw:text-style-name="P3" draw:layer="layout" svg:width="16.237cm" svg:height="8.035cm" svg:x="5.353cm" svg:y="6.4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5" draw:layer="layout" svg:width="20cm" svg:height="2cm" svg:x="1.4cm" svg:y="1.6cm" presentation:class="title" presentation:user-transformed="true">
          <draw:text-box>
            <text:p text:style-name="P5"><text:span text:style-name="T6">合成生物学：シミュレーションの結果</text:span></text:p>
          </draw:text-box>
        </draw:frame>
        <draw:frame draw:style-name="gr5" draw:text-style-name="P3" draw:layer="layout" svg:width="19.049cm" svg:height="12.219cm" svg:x="3.811cm" svg:y="5.561cm">
          <draw:image xlink:href="Pictures/1001414B00004A6A00002FBCA07FAE63954A48AF.svg" xlink:type="simple" xlink:show="embed" xlink:actuate="onLoad">
            <text:p/>
          </draw:image>
          <draw:image xlink:href="Pictures/100002010000037300000236F7549EBAD791FD49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5" draw:layer="layout" svg:width="20cm" svg:height="2cm" svg:x="1.4cm" svg:y="1.6cm" presentation:class="title">
          <draw:text-box>
            <text:p text:style-name="P5"><text:span text:style-name="T6">参考文献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srl.informatik.uni-freiburg.de/teachingdir/ws13/slides/02-OctaveMatlabTutorial.pdf" xlink:type="simple">http://srl.informatik.uni-freiburg.de/teachingdir/ws13/slides/02-OctaveMatlabTutorial.pdf</text:a></text:p>
              </text:list-item>
              <text:list-item>
                <text:p><text:a xlink:href="http://www.hpc.lsu.edu/training/weekly-materials/2013-Spring/Octave-Spring2013.pdf" xlink:type="simple">http://www.hpc.lsu.edu/training/weekly-materials/2013-Spring/Octave-Spring2013.pdf</text:a></text:p>
              </text:list-item>
              <text:list-item>
                <text:p><text:a xlink:href="http://www.gnu.org/software/octave/doc/interpreter/" xlink:type="simple">http://www.gnu.org/software/octave/doc/interpreter/</text:a></text:p>
              </text:list-item>
              <text:list-item>
                <text:p><text:a xlink:href="http://www.mathworks.com/help/matlab/" xlink:type="simple">http://www.mathworks.com/help/matlab/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S UI Gothic" svg:font-family="'MS UI Gothic'" style:font-family-generic="modern" style:font-pitch="variable"/>
    <style:font-face style:name="Meiryo UI" svg:font-family="'Meiryo U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-April-2016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Open Source UN-Conference Kawagoe 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5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4C60E70A217DE9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21:02:48.537472106</meta:creation-date>
    <dc:date>2016-04-24T10:28:57.954000000</dc:date>
    <meta:editing-duration>PT3H40M3S</meta:editing-duration>
    <meta:editing-cycles>41</meta:editing-cycles>
    <meta:generator>LibreOffice/5.0.3.2$Windows_X86_64 LibreOffice_project/e5f16313668ac592c1bfb310f4390624e3dbfb75</meta:generator>
    <meta:document-statistic meta:object-count="68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 mathvariant="italic">dOUT</mi>
              <mi mathvariant="italic">dt</mi>
            </mfrac>
            <mo stretchy="false">=</mo>
            <mrow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o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p>
                        <msub>
                          <mi>K</mi>
                          <mi mathvariant="italic">ab</mi>
                        </msub>
                        <msub>
                          <mi>n</mi>
                          <mi mathvariant="italic">ab</mi>
                        </msub>
                      </msup>
                      <mrow>
                        <msubsup>
                          <mi>K</mi>
                          <mi mathvariant="italic">ab</mi>
                          <msub>
                            <mi>n</mi>
                            <mi mathvariant="italic">ab</mi>
                          </msub>
                        </msubsup>
                        <mo stretchy="false">+</mo>
                        <msup>
                          <mi mathvariant="italic">AB</mi>
                          <msub>
                            <mi>n</mi>
                            <mi mathvariant="italic">ab</mi>
                          </msub>
                        </msup>
                      </mrow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frac>
                        <msup>
                          <mi>A</mi>
                          <msub>
                            <mi>n</mi>
                            <mi>a</mi>
                          </msub>
                        </msup>
                        <mrow>
                          <msubsup>
                            <mi>K</mi>
                            <mi>a</mi>
                            <msub>
                              <mi>n</mi>
                              <mi>a</mi>
                            </msub>
                          </msubsup>
                          <mo stretchy="false">+</mo>
                          <msup>
                            <mi>A</mi>
                            <msub>
                              <mi>n</mi>
                              <mi>a</mi>
                            </msub>
                          </msup>
                        </mrow>
                      </mfrac>
                      <mo stretchy="false">+</mo>
                      <mfrac>
                        <msup>
                          <mi>B</mi>
                          <msub>
                            <mi>n</mi>
                            <mi>b</mi>
                          </msub>
                        </msup>
                        <mrow>
                          <msubsup>
                            <mi>K</mi>
                            <mi>b</mi>
                            <msub>
                              <mi>n</mi>
                              <mi>b</mi>
                            </msub>
                          </msubsup>
                          <mo stretchy="false">+</mo>
                          <msup>
                            <mi>B</mi>
                            <msub>
                              <mi>n</mi>
                              <mi>b</mi>
                            </msub>
                          </msup>
                        </mrow>
                      </mfrac>
                    </mrow>
                  </mrow>
                  <mo fence="true" stretchy="false">)</mo>
                </mrow>
              </mrow>
              <mo stretchy="false">−</mo>
              <mrow>
                <msub>
                  <mi>k</mi>
                  <mi mathvariant="italic">pdeg</mi>
                </msub>
                <mo stretchy="false">∗</mo>
                <mi mathvariant="italic">OUT</mi>
              </mrow>
            </mrow>
          </mrow>
        </mtd>
      </mtr>
      <mtr>
        <mtd>
          <mrow>
            <mfrac>
              <mi mathvariant="italic">dB</mi>
              <mi mathvariant="italic">dt</mi>
            </mfrac>
            <mo stretchy="false">=</mo>
            <mrow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b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bsup>
                        <mi>K</mi>
                        <mi>r</mi>
                        <msub>
                          <mi>n</mi>
                          <mi>r</mi>
                        </msub>
                      </msubsup>
                      <mrow>
                        <msubsup>
                          <mi>K</mi>
                          <mi>r</mi>
                          <msub>
                            <mi>n</mi>
                            <mi>r</mi>
                          </msub>
                        </msubsup>
                        <mo stretchy="false">+</mo>
                        <msup>
                          <mi>R</mi>
                          <msub>
                            <mi>n</mi>
                            <mi>r</mi>
                          </msub>
                        </msup>
                      </mrow>
                    </mfrac>
                  </mrow>
                  <mo fence="true" stretchy="false">)</mo>
                </mrow>
              </mrow>
              <mo stretchy="false">+</mo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  <mo stretchy="false">−</mo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pdeg</mi>
                </msub>
                <mo stretchy="false">⋅</mo>
                <mi>B</mi>
              </mrow>
            </mrow>
          </mrow>
        </mtd>
      </mtr>
      <mtr>
        <mtd>
          <mrow>
            <mrow>
              <mfrac>
                <mi mathvariant="italic">dR</mi>
                <mi mathvariant="italic">dt</mi>
              </mfrac>
              <mo stretchy="false">=</mo>
              <mrow>
                <mrow>
                  <mo fence="true" stretchy="false">(</mo>
                  <mrow>
                    <mfrac>
                      <mrow>
                        <msub>
                          <mi>k</mi>
                          <mi mathvariant="italic">trxr</mi>
                        </msub>
                        <mo stretchy="false">∗</mo>
                        <msub>
                          <mi>k</mi>
                          <mi mathvariant="italic">tln</mi>
                        </msub>
                      </mrow>
                      <msub>
                        <mi>k</mi>
                        <mi mathvariant="italic">mdeg</mi>
                      </msub>
                    </mfrac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frac>
                      <msup>
                        <mi>A</mi>
                        <msub>
                          <mi>n</mi>
                          <mi>a</mi>
                        </msub>
                      </msup>
                      <mrow>
                        <msup>
                          <mi>A</mi>
                          <msub>
                            <mi>n</mi>
                            <mi>a</mi>
                          </msub>
                        </msup>
                        <mo stretchy="false">+</mo>
                        <msubsup>
                          <mi>K</mi>
                          <mi>a</mi>
                          <msub>
                            <mi>n</mi>
                            <mi>a</mi>
                          </msub>
                        </msubsup>
                      </mrow>
                    </mfrac>
                  </mrow>
                  <mo fence="true" stretchy="false">)</mo>
                </mrow>
              </mrow>
            </mrow>
            <mrow>
              <msub>
                <mi>k</mi>
                <mi mathvariant="italic">pdeg</mi>
              </msub>
              <mo stretchy="false">⋅</mo>
              <mi>R</mi>
            </mrow>
          </mrow>
        </mtd>
      </mtr>
      <mtr>
        <mtd>
          <mrow>
            <mfrac>
              <mi mathvariant="italic">dAB</mi>
              <mi mathvariant="italic">dt</mi>
            </mfrac>
            <mo stretchy="false">=</mo>
            <mrow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</mrow>
          </mrow>
        </mtd>
      </mtr>
      <mtr>
        <mtd>
          <mrow>
            <mfrac>
              <mi mathvariant="italic">dA</mi>
              <mi mathvariant="italic">dt</mi>
            </mfrac>
            <mo stretchy="false">=</mo>
            <mrow>
              <mrow>
                <msub>
                  <mi>k</mi>
                  <mi mathvariant="italic">off</mi>
                </msub>
                <mo stretchy="false">⋅</mo>
                <mi mathvariant="italic">AB</mi>
              </mrow>
              <mo stretchy="false">−</mo>
              <mrow>
                <msub>
                  <mi>k</mi>
                  <mi mathvariant="italic">on</mi>
                </msub>
                <mo stretchy="false">⋅</mo>
                <mi>A</mi>
                <mo stretchy="false">⋅</mo>
                <mi>B</mi>
              </mrow>
              <mo stretchy="false">−</mo>
              <mrow>
                <msub>
                  <mi>k</mi>
                  <mi mathvariant="italic">pdeg</mi>
                </msub>
                <mo stretchy="false">⋅</mo>
                <mi>A</mi>
              </mrow>
            </mrow>
          </mrow>
        </mtd>
      </mtr>
    </mtable>
    <annotation encoding="StarMath 5.0">{dOUT} over {dt}= ({k_trxo*k_tln} over {k_mdeg}) cdot ({K_ab}^{n_ab} over {K_ab^{n_ab} + AB^{n_ab}}) cdot ( A^{n_a} over {K_a^{n_a} + A^{n_a}} + B^{n_b} over {K_b^{n_b} + B^{n_b}}) - k_pdeg*OUT newline 
{dB} over {dt} = ({k_trxb*k_tln} over {k_mdeg}) cdot ( K_r^{n_r} over {K_r^{n_r} + R^{n_r}}) + k_off cdot AB - k_on cdot A cdot B - k_pdeg cdot B newline
{dR} over {dt} = ({k_trxr*k_tln} over {k_mdeg}) cdot ( A^{n_a} over {A^{n_a} + K_a^{n_a}}) k_pdeg cdot R newline
{dAB} over {dt} = k_on cdot A cdot B - k_off cdot AB newline
{dA} over {dt} = k_off cdot AB - k_on cdot A cdot B - k_pdeg cdot A
</annotation>
  </semantics>
</math>
</file>